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2024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848" calcext:value-type="float">
            <text:p>86.8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202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7432" calcext:value-type="float">
            <text:p>87.65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202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8864" calcext:value-type="float">
            <text:p>91.9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202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5568" calcext:value-type="float">
            <text:p>84.9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201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201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064" calcext:value-type="float">
            <text:p>81.3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2015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744" calcext:value-type="float">
            <text:p>82.3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201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436" calcext:value-type="float">
            <text:p>84.4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201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648" calcext:value-type="float">
            <text:p>82.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201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5872" calcext:value-type="float">
            <text:p>78.9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2009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6832" calcext:value-type="float">
            <text:p>79.0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200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4248" calcext:value-type="float">
            <text:p>78.1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200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96" calcext:value-type="float">
            <text:p>80.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2006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9808" calcext:value-type="float">
            <text:p>80.7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2005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0776" calcext:value-type="float">
            <text:p>79.3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2004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6944" calcext:value-type="float">
            <text:p>77.6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200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2001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3528" calcext:value-type="float">
            <text:p>80.0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2000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8016" calcext:value-type="float">
            <text:p>80.1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1996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199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0952" calcext:value-type="float">
            <text:p>73.91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199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7288" calcext:value-type="float">
            <text:p>72.02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199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188" calcext:value-type="float">
            <text:p>72.19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199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38" calcext:value-type="float">
            <text:p>72.3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199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1989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1" calcext:value-type="float">
            <text:p>72.7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198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8368" calcext:value-type="float">
            <text:p>73.04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198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7008" calcext:value-type="float">
            <text:p>73.59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1985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0432" calcext:value-type="float">
            <text:p>73.56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1984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85856" calcext:value-type="float">
            <text:p>74.28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198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9432" calcext:value-type="float">
            <text:p>73.17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1982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9888" calcext:value-type="float">
            <text:p>73.77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198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9216" calcext:value-type="float">
            <text:p>74.49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1980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1979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82" calcext:value-type="float">
            <text:p>73.22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197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1977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3968" calcext:value-type="float">
            <text:p>72.13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197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61656" calcext:value-type="float">
            <text:p>71.16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197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1952" calcext:value-type="float">
            <text:p>70.48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197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2696" calcext:value-type="float">
            <text:p>68.05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197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3304" calcext:value-type="float">
            <text:p>67.58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197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197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8448" calcext:value-type="float">
            <text:p>66.06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197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0232" calcext:value-type="float">
            <text:p>64.34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196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656" calcext:value-type="float">
            <text:p>63.9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196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444" calcext:value-type="float">
            <text:p>62.19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1967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2568" calcext:value-type="float">
            <text:p>60.93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1965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5256" calcext:value-type="float">
            <text:p>58.05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1964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0608" calcext:value-type="float">
            <text:p>56.6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196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196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196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1960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195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1958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6601</text:p>
          </table:table-cell>
          <table:table-cell office:value-type="string" calcext:value-type="string">
            <text:p>1957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0704" calcext:value-type="float">
            <text:p>54.40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6" meta:object-count="0"/>
    <meta:user-defined meta:name="AppVersion">3.0</meta:user-defined>
  </office:meta>
</office:document-meta>
</file>